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4.6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daw_describe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Parameter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Median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 table:number-columns-spanned="3" table:number-rows-spanned="1">
            <text:p>Varience Comparision Model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α</text:p>
          </table:table-cell>
          <table:table-cell office:value-type="float" office:value="0.264915688402009" calcext:value-type="float">
            <text:p>0.264915688402009</text:p>
          </table:table-cell>
          <table:table-cell office:value-type="float" office:value="0.10565950309872" calcext:value-type="float">
            <text:p>0.10565950309872</text:p>
          </table:table-cell>
        </table:table-row>
        <table:table-row table:style-name="ro1">
          <table:table-cell office:value-type="string" calcext:value-type="string">
            <text:p>β1</text:p>
          </table:table-cell>
          <table:table-cell office:value-type="float" office:value="11.0786300413425" calcext:value-type="float">
            <text:p>11.0786300413425</text:p>
          </table:table-cell>
          <table:table-cell office:value-type="float" office:value="7.97507220661324" calcext:value-type="float">
            <text:p>7.97507220661324</text:p>
          </table:table-cell>
        </table:table-row>
        <table:table-row table:style-name="ro1">
          <table:table-cell office:value-type="string" calcext:value-type="string">
            <text:p>β2</text:p>
          </table:table-cell>
          <table:table-cell office:value-type="float" office:value="5.3021706011365" calcext:value-type="float">
            <text:p>5.3021706011365</text:p>
          </table:table-cell>
          <table:table-cell office:value-type="float" office:value="2.64907590277429" calcext:value-type="float">
            <text:p>2.64907590277429</text:p>
          </table:table-cell>
        </table:table-row>
        <table:table-row table:style-name="ro1">
          <table:table-cell office:value-type="string" calcext:value-type="string">
            <text:p>λ</text:p>
          </table:table-cell>
          <table:table-cell office:value-type="float" office:value="0.443682323104146" calcext:value-type="float">
            <text:p>0.443682323104146</text:p>
          </table:table-cell>
          <table:table-cell office:value-type="float" office:value="0.375185097908916" calcext:value-type="float">
            <text:p>0.375185097908916</text:p>
          </table:table-cell>
        </table:table-row>
        <table:table-row table:style-name="ro1">
          <table:table-cell office:value-type="string" calcext:value-type="string">
            <text:p>ηₜ</text:p>
          </table:table-cell>
          <table:table-cell office:value-type="float" office:value="0.461058666615077" calcext:value-type="float">
            <text:p>0.461058666615077</text:p>
          </table:table-cell>
          <table:table-cell office:value-type="float" office:value="0.396971692485268" calcext:value-type="float">
            <text:p>0.396971692485268</text:p>
          </table:table-cell>
        </table:table-row>
        <table:table-row table:style-name="ro1">
          <table:table-cell office:value-type="string" calcext:value-type="string">
            <text:p>ηᵣ</text:p>
          </table:table-cell>
          <table:table-cell office:value-type="float" office:value="0.277421814994883" calcext:value-type="float">
            <text:p>0.277421814994883</text:p>
          </table:table-cell>
          <table:table-cell office:value-type="float" office:value="0.0548931034172256" calcext:value-type="float">
            <text:p>0.054893103417226</text:p>
          </table:table-cell>
        </table:table-row>
        <table:table-row table:style-name="ro1">
          <table:table-cell office:value-type="string" calcext:value-type="string">
            <text:p>MaxL</text:p>
          </table:table-cell>
          <table:table-cell office:value-type="float" office:value="-175.552284138256" calcext:value-type="float">
            <text:p>-175.552284138256</text:p>
          </table:table-cell>
          <table:table-cell office:value-type="float" office:value="-190.695399580318" calcext:value-type="float">
            <text:p>-190.695399580318</text:p>
          </table:table-cell>
        </table:table-row>
        <table:table-row table:style-name="ro1">
          <table:table-cell office:value-type="string" calcext:value-type="string">
            <text:p>BIC</text:p>
          </table:table-cell>
          <table:table-cell office:value-type="float" office:value="385.327263124449" calcext:value-type="float">
            <text:p>385.327263124449</text:p>
          </table:table-cell>
          <table:table-cell office:value-type="float" office:value="415.613494008573" calcext:value-type="float">
            <text:p>415.61349400857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 table:number-columns-spanned="3" table:number-rows-spanned="1">
            <text:p>Proportional Model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α1</text:p>
          </table:table-cell>
          <table:table-cell office:value-type="float" office:value="0.510614767803007" calcext:value-type="float">
            <text:p>0.510614767803007</text:p>
          </table:table-cell>
          <table:table-cell office:value-type="float" office:value="0.549271537552507" calcext:value-type="float">
            <text:p>0.549271537552507</text:p>
          </table:table-cell>
        </table:table-row>
        <table:table-row table:style-name="ro1">
          <table:table-cell office:value-type="string" calcext:value-type="string">
            <text:p>α2</text:p>
          </table:table-cell>
          <table:table-cell office:value-type="float" office:value="0.232767273346321" calcext:value-type="float">
            <text:p>0.232767273346321</text:p>
          </table:table-cell>
          <table:table-cell office:value-type="float" office:value="0.0240535810484421" calcext:value-type="float">
            <text:p>0.024053581048442</text:p>
          </table:table-cell>
        </table:table-row>
        <table:table-row table:style-name="ro1">
          <table:table-cell office:value-type="string" calcext:value-type="string">
            <text:p>β1</text:p>
          </table:table-cell>
          <table:table-cell office:value-type="float" office:value="14.7332268280106" calcext:value-type="float">
            <text:p>14.7332268280106</text:p>
          </table:table-cell>
          <table:table-cell office:value-type="float" office:value="14.8855246228318" calcext:value-type="float">
            <text:p>14.8855246228318</text:p>
          </table:table-cell>
        </table:table-row>
        <table:table-row table:style-name="ro1">
          <table:table-cell office:value-type="string" calcext:value-type="string">
            <text:p>β2</text:p>
          </table:table-cell>
          <table:table-cell office:value-type="float" office:value="6.95973283448123" calcext:value-type="float">
            <text:p>6.95973283448123</text:p>
          </table:table-cell>
          <table:table-cell office:value-type="float" office:value="4.28713692476811" calcext:value-type="float">
            <text:p>4.28713692476811</text:p>
          </table:table-cell>
        </table:table-row>
        <table:table-row table:style-name="ro1">
          <table:table-cell office:value-type="string" calcext:value-type="string">
            <text:p>λ</text:p>
          </table:table-cell>
          <table:table-cell office:value-type="float" office:value="0.532016450545332" calcext:value-type="float">
            <text:p>0.532016450545332</text:p>
          </table:table-cell>
          <table:table-cell office:value-type="float" office:value="0.537336736812183" calcext:value-type="float">
            <text:p>0.537336736812183</text:p>
          </table:table-cell>
        </table:table-row>
        <table:table-row table:style-name="ro1">
          <table:table-cell office:value-type="string" calcext:value-type="string">
            <text:p>ηₜ</text:p>
          </table:table-cell>
          <table:table-cell office:value-type="float" office:value="0.472575317427796" calcext:value-type="float">
            <text:p>0.472575317427796</text:p>
          </table:table-cell>
          <table:table-cell office:value-type="float" office:value="0.393145205228142" calcext:value-type="float">
            <text:p>0.393145205228142</text:p>
          </table:table-cell>
        </table:table-row>
        <table:table-row table:style-name="ro1">
          <table:table-cell office:value-type="string" calcext:value-type="string">
            <text:p>κ</text:p>
          </table:table-cell>
          <table:table-cell office:value-type="float" office:value="0.481235360215675" calcext:value-type="float">
            <text:p>0.481235360215675</text:p>
          </table:table-cell>
          <table:table-cell office:value-type="float" office:value="0.374104624780278" calcext:value-type="float">
            <text:p>0.374104624780278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0.107617742937184" calcext:value-type="float">
            <text:p>0.107617742937184</text:p>
          </table:table-cell>
          <table:table-cell office:value-type="float" office:value="0.02098389205885" calcext:value-type="float">
            <text:p>0.02098389205885</text:p>
          </table:table-cell>
        </table:table-row>
        <table:table-row table:style-name="ro1">
          <table:table-cell office:value-type="string" calcext:value-type="string">
            <text:p>MaxL</text:p>
          </table:table-cell>
          <table:table-cell office:value-type="float" office:value="-175.510496990081" calcext:value-type="float">
            <text:p>-175.510496990081</text:p>
          </table:table-cell>
          <table:table-cell office:value-type="float" office:value="-193.103901734257" calcext:value-type="float">
            <text:p>-193.103901734257</text:p>
          </table:table-cell>
        </table:table-row>
        <table:table-row table:style-name="ro1">
          <table:table-cell office:value-type="string" calcext:value-type="string">
            <text:p>BIC</text:p>
          </table:table-cell>
          <table:table-cell office:value-type="float" office:value="396.651253777411" calcext:value-type="float">
            <text:p>396.651253777411</text:p>
          </table:table-cell>
          <table:table-cell office:value-type="float" office:value="431.838063265763" calcext:value-type="float">
            <text:p>431.83806326576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 table:number-columns-spanned="3" table:number-rows-spanned="1">
            <text:p>Valueless Model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α</text:p>
          </table:table-cell>
          <table:table-cell office:value-type="float" office:value="0.395989780942752" calcext:value-type="float">
            <text:p>0.395989780942752</text:p>
          </table:table-cell>
          <table:table-cell office:value-type="float" office:value="0.264517146328849" calcext:value-type="float">
            <text:p>0.264517146328849</text:p>
          </table:table-cell>
        </table:table-row>
        <table:table-row table:style-name="ro1">
          <table:table-cell office:value-type="string" calcext:value-type="string">
            <text:p>β1</text:p>
          </table:table-cell>
          <table:table-cell office:value-type="float" office:value="10.752938761758" calcext:value-type="float">
            <text:p>10.752938761758</text:p>
          </table:table-cell>
          <table:table-cell office:value-type="float" office:value="7.14435299412625" calcext:value-type="float">
            <text:p>7.14435299412625</text:p>
          </table:table-cell>
        </table:table-row>
        <table:table-row table:style-name="ro1">
          <table:table-cell office:value-type="string" calcext:value-type="string">
            <text:p>β2</text:p>
          </table:table-cell>
          <table:table-cell office:value-type="float" office:value="7.41395352720704" calcext:value-type="float">
            <text:p>7.41395352720704</text:p>
          </table:table-cell>
          <table:table-cell office:value-type="float" office:value="2.41664412661629" calcext:value-type="float">
            <text:p>2.41664412661629</text:p>
          </table:table-cell>
        </table:table-row>
        <table:table-row table:style-name="ro1">
          <table:table-cell office:value-type="string" calcext:value-type="string">
            <text:p>ηₜ</text:p>
          </table:table-cell>
          <table:table-cell office:value-type="float" office:value="0.506585951312162" calcext:value-type="float">
            <text:p>0.506585951312162</text:p>
          </table:table-cell>
          <table:table-cell office:value-type="float" office:value="0.520401652210425" calcext:value-type="float">
            <text:p>0.520401652210425</text:p>
          </table:table-cell>
        </table:table-row>
        <table:table-row table:style-name="ro1">
          <table:table-cell office:value-type="string" calcext:value-type="string">
            <text:p>ηᵣ</text:p>
          </table:table-cell>
          <table:table-cell office:value-type="float" office:value="0.250749865007089" calcext:value-type="float">
            <text:p>0.250749865007089</text:p>
          </table:table-cell>
          <table:table-cell office:value-type="float" office:value="0.038170445701683" calcext:value-type="float">
            <text:p>0.038170445701683</text:p>
          </table:table-cell>
        </table:table-row>
        <table:table-row table:style-name="ro1">
          <table:table-cell office:value-type="string" calcext:value-type="string">
            <text:p>wₒ</text:p>
          </table:table-cell>
          <table:table-cell office:value-type="float" office:value="2.49886202554212" calcext:value-type="float">
            <text:p>2.49886202554212</text:p>
          </table:table-cell>
          <table:table-cell office:value-type="float" office:value="1.82306325806898" calcext:value-type="float">
            <text:p>1.82306325806898</text:p>
          </table:table-cell>
        </table:table-row>
        <table:table-row table:style-name="ro1">
          <table:table-cell office:value-type="string" calcext:value-type="string">
            <text:p>wₕ</text:p>
          </table:table-cell>
          <table:table-cell office:value-type="float" office:value="4.06453229619769" calcext:value-type="float">
            <text:p>4.06453229619769</text:p>
          </table:table-cell>
          <table:table-cell office:value-type="float" office:value="2.10782411121784" calcext:value-type="float">
            <text:p>2.10782411121784</text:p>
          </table:table-cell>
        </table:table-row>
        <table:table-row table:style-name="ro1">
          <table:table-cell office:value-type="string" calcext:value-type="string">
            <text:p>wᵧ</text:p>
          </table:table-cell>
          <table:table-cell office:value-type="float" office:value="3.14572429383338" calcext:value-type="float">
            <text:p>3.14572429383338</text:p>
          </table:table-cell>
          <table:table-cell office:value-type="float" office:value="0.86608812891482" calcext:value-type="float">
            <text:p>0.86608812891482</text:p>
          </table:table-cell>
        </table:table-row>
        <table:table-row table:style-name="ro1">
          <table:table-cell office:value-type="string" calcext:value-type="string">
            <text:p>MaxL</text:p>
          </table:table-cell>
          <table:table-cell office:value-type="float" office:value="-175.703502173397" calcext:value-type="float">
            <text:p>-175.703502173397</text:p>
          </table:table-cell>
          <table:table-cell office:value-type="float" office:value="-190.557486399" calcext:value-type="float">
            <text:p>-190.557486399</text:p>
          </table:table-cell>
        </table:table-row>
        <table:table-row table:style-name="ro1">
          <table:table-cell office:value-type="string" calcext:value-type="string">
            <text:p>BIC</text:p>
          </table:table-cell>
          <table:table-cell office:value-type="float" office:value="397.037264144044" calcext:value-type="float">
            <text:p>397.037264144044</text:p>
          </table:table-cell>
          <table:table-cell office:value-type="float" office:value="426.74523259525" calcext:value-type="float">
            <text:p>426.745232595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9">00/00/0000</text:date>, <text:time style:data-style-name="N2" text:time-value="00:28:52.3748019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9-09T00:32:24.421143201</dc:date>
    <meta:editing-duration>PT4M3S</meta:editing-duration>
    <meta:editing-cycles>4</meta:editing-cycles>
    <meta:document-statistic meta:table-count="1" meta:cell-count="90" meta:object-count="0"/>
  </office:meta>
</office:document-meta>
</file>